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127.0.0.1:5000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48:26.567018787</meta:creation-date>
    <dc:date>2020-03-02T13:49:01.425921134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23" meta:non-whitespace-character-count="22"/>
    <meta:generator>LibreOffice/6.0.7.3$Linux_X86_64 LibreOffice_project/00m0$Build-3</meta:generator>
  </office:meta>
</office:document-meta>
</file>